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Heading_20_1">
      <style:text-properties fo:font-size="22pt" style:font-size-asian="22pt" style:font-size-complex="22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style:font-name="Linux Libertine1"/>
    </style:style>
    <style:style style:name="T2" style:family="text">
      <style:text-properties style:font-name="Cardin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043in"><text:h text:style-name="P4"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5"/>
      <text:p text:style-name="P5">Calculated over all the bytes of the raw channel, the tilde, and the raw message, but not including the escapes or any other control characters except for the tilde. The checksum is appended to the message slow byte first, making the full message structure:</text:p>
      <text:p text:style-name="Preformatted_20_Text"><text:span text:style-name="T3">!</text:span><text:span text:style-name="T4">&lt;channel&gt;</text:span><text:span text:style-name="T3">~</text:span><text:span text:style-name="T4">&lt;message&gt;&lt;fast&gt;&lt;slow&gt;</text:span><text:span text:style-name="T3">\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2" text:outline-level="2"><draw:frame draw:style-name="fr2" draw:name="Frame3" text:anchor-type="paragraph" svg:x="0.0252in" svg:y="0.0098in" svg:width="6.8972in" draw:z-index="1"><draw:text-box fo:min-height="0.6827in"><text:h text:style-name="Heading_20_1" text:outline-level="1">WBTV 2: Time Synchronization Protocol</text:h></draw:text-box></draw:frame><text:soft-page-break/>Introduction</text:h>
      <text:p text:style-name="Text_20_body">Often there is a need to provide accurate time synchronization to many devices. This document defines a reserved channel for that purpose.</text:p>
      <text:p text:style-name="P3">Where legally possible, I place this document and protocol into the Public Domain. Elsewhere I release this work under the Creative Commons Zero License.</text:p>
      <text:h text:style-name="Heading_20_2" text:outline-level="2">The TIME Channel</text:h>
      <text:p text:style-name="Text_20_body">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
      <text:p text:style-name="Text_20_body"/>
      <text:p text:style-name="Text_20_body"/>
      <text:p text:style-name="Text_20_body"/>
      <text:h text:style-name="Heading_20_2" text:outline-level="2"><draw:frame draw:style-name="fr3" draw:name="Frame2" text:anchor-type="paragraph" svg:x="0.0098in" svg:y="0.0098in" svg:width="6.8319in" draw:z-index="2"><draw:text-box fo:min-height="0.7398in"><text:h text:style-name="Heading_20_1" text:outline-level="1">WBTV 3: Device Discovery and ID </text:h></draw:text-box></draw:frame><text:soft-page-break/>Introduction</text:h>
      <text:p text:style-name="P6">Often it becomes neccesary to uniquely identify a device, and to enumerate devices on the bus. This document establishes rules for device IDs for WBTV devices.</text:p>
      <text:p text:style-name="P3">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text:p>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All messages must be composed of the device's UUID, followed by a single byte code, followed by a UTF-8 description. STATUS messages should be used when a “heartbeat signal” is required. <text:s/>Status code 0 indicates “Green”, 1 is “Yellow”, and 2 is “Red”. The rest are reserved.</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UUID representing the device's model number,followed by the device's(Null Terminated) Friendly Name(or an empty string), followed by any amount of freeform utf8 description.</text:p>
      <text:p text:style-name="Text_20_body">The freeform description should contain th e actual device type and manufacturer.</text:p>
      <text:h text:style-name="Heading_20_2" text:outline-level="2">The SCAN channel</text:h>
      <text:p text:style-name="Text_20_body">Posting an empty message to the SCAN channel allows one to scan the network for devices. All devices receiving a blank message on this channel should send any information they may have about themselves and channels they own to the network, such as their friendly name, etc. </text:p>
      <text:p text:style-name="Text_20_body">Devices should NOT immediately send their info, <text:s text:c="4"/>but should wait a random time between 0 seconds and several tens of seconds, and should use a higher than usual backoff period and a lower priority.</text:p>
      <text:p text:style-name="Text_20_body">Devices may also ignore SCAN and optionally provide a discover button, the pressing of which causes information to be transmitted.</text:p>
      <text:p text:style-name="Text_20_body">Devices should only use SCAN with full knowledge that the network will be heavily trafficked from responses, and that certain devices may do nothing but handle the SCAN for tens of seconds. </text:p>
      <text:h text:style-name="Heading_20_2" text:outline-level="2"><draw:frame draw:style-name="fr3" draw:name="Frame5" text:anchor-type="paragraph" svg:x="0.0098in" svg:y="0.0098in" svg:width="6.8319in" draw:z-index="3"><draw:text-box fo:min-height="0.7398in"><text:h text:style-name="Heading_20_1" text:outline-level="1">WBTV 4: Service Discovery</text:h></draw:text-box></draw:frame><text:soft-page-break/>Introduction</text:h>
      <text:p text:style-name="P6">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6">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6">Services are identified using UUIDs, and as such anyone can define a service, and publish it formally or informally in the appropriate manner, such as online or in a user manual.</text:p>
      <text:p text:style-name="P3">Where legally possible, I place this document and protocol into the Public Domain. Elsewhere I release this work under the Creative Commons Zero License.</text:p>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h text:style-name="Heading_20_3" text:outline-level="3">Owning Device</text:h>
      <text:p text:style-name="Text_20_body">The first 16 bytes of a SERV message must contain the UUID of the owning device which is providing the advertised service,</text:p>
      <text:p text:style-name="Text_20_body"/>
      <text:p text:style-name="Text_20_body"/>
      <text:p text:style-name="Text_20_body"/>
      <text:p text:style-name="Text_20_body"/>
      <text:p text:style-name="Text_20_body"/>
      <text:p text:style-name="Text_20_body"/>
      <text:h text:style-name="Heading_20_3" text:outline-level="3">Service UUID</text:h>
      <text:p text:style-name="Text_20_body">The next 16 Bytes must be the UUID of the service being provided.</text:p>
      <text:h text:style-name="Heading_20_3" text:outline-level="3">Modifier Field</text:h>
      <text:p text:style-name="Text_20_body">The next 8 bytes after the service UUID are generic bytes that are interpreted by the user-application in a manner defined by the specification of the service being advertised.</text:p>
      <text:h text:style-name="Heading_20_3" text:outline-level="3">Channel</text:h>
      <text:p text:style-name="Text_20_body">The remainder of the message is the channel on which the service is provided.</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draw:frame draw:style-name="fr3" draw:name="Frame4" text:anchor-type="paragraph" svg:x="0.0098in" svg:y="0.0098in" svg:width="6.8319in" draw:z-index="4"><draw:text-box fo:min-height="0.4799in"><text:h text:style-name="Heading_20_1" text:outline-level="1">WBTV 5: Generic Services 1</text:h></draw:text-box></draw:frame><text:soft-page-break/>Introduction</text:h>
      <text:p text:style-name="Text_20_body">A number of applications are very common, generic, and low level, such that many different devices will need to implement such functionality. One example would be the USB mouse. In WBTV devices it is imagined some services will be repeatedly implemented. Therfore, this document defines several official generic services, for the purpose of compatibility.</text:p>
      <text:p text:style-name="P3">Where legally possible, I place this document and protocol into the Public Domain. Elsewhere I release this work under the Creative Commons Zero License.</text:p>
      <text:p text:style-name="P3"/>
      <text:h text:style-name="Heading_20_2" text:outline-level="2">WBTV-DAQ Service</text:h>
      <text:p text:style-name="Text_20_body">This service is a channel on which a device repeatedly transmits a list of values in various formats. Typical applications would be any kind of sensor, DAQ cards with multiple input channels, etc.</text:p>
      <text:p text:style-name="Text_20_body">The channel that provides the service is bi-directional. The device will repeatedly send it's set of measurements, and any message sent TO the device(messages must be 32-bit integers), will be interpreted as an interval at which to send in milliseconds, with 0 meaning “Do Not Send”,</text:p>
      <text:p text:style-name="Text_20_body">The messages FROM the device are made up of several “Slots”, each of which is of one of the following types:</text:p>
      <text:p text:style-name="Text_20_body">uint8</text:p>
      <text:p text:style-name="Text_20_body">int8</text:p>
      <text:p text:style-name="Text_20_body">uint16</text:p>
      <text:p text:style-name="Text_20_body">int16</text:p>
      <text:p text:style-name="Text_20_body">uint32</text:p>
      <text:p text:style-name="Text_20_body">int32</text:p>
      <text:p text:style-name="Text_20_body">float32</text:p>
      <text:p text:style-name="Text_20_body"/>
      <text:p text:style-name="Text_20_body"/>
      <text:p text:style-name="Text_20_body"/>
      <text:p text:style-name="Text_20_body"/>
      <text:p text:style-name="Text_20_body">The message may contain any number of each, however they must appear in that order. Each of the Service Modifier Bytes represents how many of each type there are. For example, if the modifier bytes are [0,0,2,0,0,0,1,0], the message format is two 16 bit unsigned integers followed by one 32 bit float.</text:p>
      <text:h text:style-name="Heading_20_2" text:outline-level="2">Generic Configuration Service</text:h>
      <text:p text:style-name="Text_20_body">This service allows short “configuration strings” to be transferred to and from devices.</text:p>
      <text:p text:style-name="Text_20_body">These configuration strings are device specific, and should include a “magic number” or other means of ensuring they are correct for the device <text:s/>being configured.</text:p>
      <text:p text:style-name="Text_20_body">Any message sent TO the device will be interpreted as a new configuration string, unless the message is of length 0, in which case it will be interpreted as a request for the device to send it's current configuration string.</text:p>
      <text:p text:style-name="Text_20_body">Messages sent FROM the device are either the current configuration string, or a zero byte message indicating that the devices does not allow reading the current configuration(Such as if the configuration string contains secret data like an encryption key)</text:p>
      <text:p text:style-name="Text_20_body">Devices using this service must use INFO broadcasts to indicate their device type.</text:p>
      <text:p text:style-name="Text_20_body">Manufacturers should provide a configuration tool, which sends a SCAN message, finds compatible devices, <text:s/>allows user customization of any parameters, and reads and writes the device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598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902in" fo:margin-bottom="0.0799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299in" fo:margin-bottom="0.0201in"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02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background-image/>
      </style:paragraph-properties>
      <style:text-properties style:font-name="Linux Libertine Mono" fo:font-size="11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5</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35</meta:editing-cycles>
    <meta:editing-duration>P1DT17H47M33S</meta:editing-duration>
    <dc:title>WBTV Version 1 Protocol Specification</dc:title>
    <meta:generator>LibreOffice/3.5$Linux_X86_64 LibreOffice_project/350m1$Build-2</meta:generator>
    <meta:initial-creator>Daniel Black</meta:initial-creator>
    <dc:date>2014-03-12T01:43:50</dc:date>
    <dc:creator>Daniel Black</dc:creator>
    <dc:subject>Protocol Spec</dc:subject>
    <meta:document-statistic meta:table-count="0" meta:image-count="0" meta:object-count="0" meta:page-count="5" meta:paragraph-count="110" meta:word-count="1959" meta:character-count="11801" meta:non-whitespace-character-count="9924"/>
    <meta:user-defined meta:name="Info 1"/>
    <meta:user-defined meta:name="Info 2"/>
    <meta:user-defined meta:name="Info 3"/>
    <meta:user-defined meta:name="Info 4"/>
    <meta:template xlink:type="simple" xlink:actuate="onRequest" xlink:title="Gazebo Standard Template" xlink:href="../../../../../../home/daniel/.config/libreoffice/3/user/template/Gazebo%20Standard%20Template.ott" meta:date="2013-08-30T23:59:54"/>
  </office:meta>
</office:document-meta>
</file>